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oducts</text:h>
      <text:h text:outline-level="2" text:style-name="Heading_2" text:is-list-header="true">Dumping data for table failed_jobs</text:h>
      <table:table table:name="failed_jobs_structure">
        <table:table-column table:number-columns-repeated="7"/>
        <table:table-row>
          <table:table-cell office:value-type="string">
            <text:p>id</text:p>
          </table:table-cell>
          <table:table-cell office:value-type="string">
            <text:p>uuid</text:p>
          </table:table-cell>
          <table:table-cell office:value-type="string">
            <text:p>connection</text:p>
          </table:table-cell>
          <table:table-cell office:value-type="string">
            <text:p>queue</text:p>
          </table:table-cell>
          <table:table-cell office:value-type="string">
            <text:p>payload</text:p>
          </table:table-cell>
          <table:table-cell office:value-type="string">
            <text:p>exception</text:p>
          </table:table-cell>
          <table:table-cell office:value-type="string">
            <text:p>failed_at</text:p>
          </table:table-cell>
        </table:table-row>
      </table:table>
      <text:h text:outline-level="2" text:style-name="Heading_2" text:is-list-header="true">Dumping data for table migrations</text:h>
      <table:table table:name="migrations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migration</text:p>
          </table:table-cell>
          <table:table-cell office:value-type="string">
            <text:p>batch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2014_10_12_000000_create_users_table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2014_10_12_100000_create_password_resets_table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2019_08_19_000000_create_failed_jobs_table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2019_12_14_000001_create_personal_access_tokens_table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2022_07_15_141901_create_products_table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2022_07_15_170348_create_products_images_table</text:p>
          </table:table-cell>
          <table:table-cell office:value-type="float" office:value="1">
            <text:p>1</text:p>
          </table:table-cell>
        </table:table-row>
      </table:table>
      <text:h text:outline-level="2" text:style-name="Heading_2" text:is-list-header="true">Dumping data for table password_resets</text:h>
      <table:table table:name="password_resets_structure">
        <table:table-column table:number-columns-repeated="3"/>
        <table:table-row>
          <table:table-cell office:value-type="string">
            <text:p>email</text:p>
          </table:table-cell>
          <table:table-cell office:value-type="string">
            <text:p>token</text:p>
          </table:table-cell>
          <table:table-cell office:value-type="string">
            <text:p>created_at</text:p>
          </table:table-cell>
        </table:table-row>
      </table:table>
      <text:h text:outline-level="2" text:style-name="Heading_2" text:is-list-header="true">Dumping data for table personal_access_tokens</text:h>
      <table:table table:name="personal_access_tokens_structure">
        <table:table-column table:number-columns-repeated="9"/>
        <table:table-row>
          <table:table-cell office:value-type="string">
            <text:p>id</text:p>
          </table:table-cell>
          <table:table-cell office:value-type="string">
            <text:p>tokenable_type</text:p>
          </table:table-cell>
          <table:table-cell office:value-type="string">
            <text:p>tokenable_id</text:p>
          </table:table-cell>
          <table:table-cell office:value-type="string">
            <text:p>name</text:p>
          </table:table-cell>
          <table:table-cell office:value-type="string">
            <text:p>token</text:p>
          </table:table-cell>
          <table:table-cell office:value-type="string">
            <text:p>abilities</text:p>
          </table:table-cell>
          <table:table-cell office:value-type="string">
            <text:p>last_used_at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</table:table>
      <text:h text:outline-level="2" text:style-name="Heading_2" text:is-list-header="true">Dumping data for table products</text:h>
      <table:table table:name="products_structure">
        <table:table-column table:number-columns-repeated="8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office:value-type="string">
            <text:p>bought_day</text:p>
          </table:table-cell>
          <table:table-cell office:value-type="string">
            <text:p>desc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hlfj</text:p>
          </table:table-cell>
          <table:table-cell office:value-type="float" office:value="1">
            <text:p>1</text:p>
          </table:table-cell>
          <table:table-cell office:value-type="float" office:value="900000000000">
            <text:p>900000000000</text:p>
          </table:table-cell>
          <table:table-cell office:value-type="string">
            <text:p>2022-06-27</text:p>
          </table:table-cell>
          <table:table-cell office:value-type="string">
            <text:p>hoza junior hehehehehe</text:p>
          </table:table-cell>
          <table:table-cell office:value-type="string">
            <text:p>2022-07-20 09:18:16</text:p>
          </table:table-cell>
          <table:table-cell office:value-type="string">
            <text:p>2022-07-20 09:18:16</text:p>
          </table:table-cell>
        </table:table-row>
      </table:table>
      <text:h text:outline-level="2" text:style-name="Heading_2" text:is-list-header="true">Dumping data for table products_images</text:h>
      <table:table table:name="products_images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path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products_id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Products/1658308692.png</text:p>
          </table:table-cell>
          <table:table-cell office:value-type="string">
            <text:p>2022-07-20 09:18:19</text:p>
          </table:table-cell>
          <table:table-cell office:value-type="string">
            <text:p>2022-07-20 09:18:19</text:p>
          </table:table-cell>
          <table:table-cell office:value-type="float" office:value="8">
            <text:p>8</text:p>
          </table:table-cell>
        </table:table-row>
      </table:table>
      <text:h text:outline-level="2" text:style-name="Heading_2" text:is-list-header="true">Dumping data for table users</text:h>
      <table:table table:name="users_structure">
        <table:table-column table:number-columns-repeated="8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email_verified_at</text:p>
          </table:table-cell>
          <table:table-cell office:value-type="string">
            <text:p>password</text:p>
          </table:table-cell>
          <table:table-cell office:value-type="string">
            <text:p>remember_token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2-07-21T08:42:56</meta:creation-date>
  </office:meta>
</office:document-meta>
</file>